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3.599cm" loext:decorative="false"/>
      <style:paragraph-properties style:writing-mode="lr-tb"/>
    </style:style>
    <style:style style:name="gr2" style:family="graphic" style:parent-style-name="standard">
      <style:graphic-properties loext:decorative="false"/>
    </style:style>
    <style:style style:name="gr3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co1" style:family="table-column">
      <style:table-column-properties style:column-width="5.987cm" style:use-optimal-column-width="false"/>
    </style:style>
    <style:style style:name="co2" style:family="table-column">
      <style:table-column-properties style:column-width="2.025cm" style:use-optimal-column-width="false"/>
    </style:style>
    <style:style style:name="co3" style:family="table-column">
      <style:table-column-properties style:column-width="1.771cm" style:use-optimal-column-width="false"/>
    </style:style>
    <style:style style:name="co4" style:family="table-column">
      <style:table-column-properties style:column-width="3.448cm" style:use-optimal-column-width="false"/>
    </style:style>
    <style:style style:name="co5" style:family="table-column">
      <style:table-column-properties style:column-width="1.972cm" style:use-optimal-column-width="false"/>
    </style:style>
    <style:style style:name="ro1" style:family="table-row">
      <style:table-row-properties style:row-height="1.424cm" style:use-optimal-row-height="false"/>
    </style:style>
    <style:style style:name="ro2" style:family="table-row">
      <style:table-row-properties style:row-height="1.703cm" style:use-optimal-row-height="false"/>
    </style:style>
    <style:style style:name="ce1" style:family="table-cell">
      <loext:graphic-properties draw:fill="solid" draw:fill-color="#b2b2b2"/>
      <style:text-properties fo:font-size="11pt" fo:font-weight="bold" style:font-size-asian="11pt" style:font-weight-asian="bold" style:font-size-complex="11pt" style:font-weight-complex="bold"/>
    </style:style>
    <style:style style:name="ce2" style:family="table-cell">
      <style:paragraph-properties fo:border-left="0.28pt solid #000000" fo:border-right="0.28pt solid #000000" fo:border-top="none" fo:border-bottom="0.28pt solid #000000"/>
      <style:text-properties fo:font-size="11pt" style:font-size-asian="11pt" style:font-size-complex="11pt"/>
    </style:style>
    <style:style style:name="ce3" style:family="table-cell">
      <style:paragraph-properties fo:border-left="0.28pt solid #000000" fo:border-right="0.28pt solid #000000" fo:border-top="none" fo:border-bottom="0.28pt solid #000000"/>
      <style:text-properties fo:font-size="11pt" fo:font-weight="bold" style:font-size-asian="11pt" style:font-weight-asian="bold" style:font-size-complex="11pt" style:font-weight-complex="bold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style:paragraph-properties fo:margin-left="0cm" fo:margin-right="0cm" fo:margin-top="0.42cm" fo:margin-bottom="0.35cm" fo:line-height="100%" fo:text-indent="0cm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style:text-properties fo:font-size="11pt" fo:font-weight="bold" style:font-size-asian="11pt" style:font-weight-asian="bold" style:font-size-complex="11pt" style:font-weight-complex="bold"/>
    </style:style>
    <style:style style:name="P5" style:family="paragraph">
      <style:text-properties fo:font-size="11pt" style:font-size-asian="11pt" style:font-size-complex="11pt"/>
    </style:style>
    <style:style style:name="P6" style:family="paragraph">
      <loext:graphic-properties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Table" draw:style-name="dp1" draw:master-page-name="Default" presentation:presentation-page-layout-name="AL1T0">
        <draw:frame draw:style-name="gr1" draw:text-style-name="P3" draw:layer="layout" svg:width="23cm" svg:height="3.849cm" svg:x="3cm" svg:y="7.5cm">
          <draw:text-box>
            <text:p><text:span text:style-name="T1">${Alias key:“bf“, replaceKey:“For“, attributes: {</text:span><text:span text:style-name="T2">$value:“data.samples“, $as:“sample“, tableRow:2, parentTable:true}}</text:span></text:p>
            <text:p><text:span text:style-name="T2">${Alias key:“ef“, replaceKey:“EndFor“}</text:span></text:p>
            <text:p text:style-name="P1"><text:span text:style-name="T2">${Alias key:“fl“, replaceKey:“Number“, attributes: {„format“:“#.00“, lang:“de-DE“, „intFormat“:“#“ }, attrReplacements:{„v“:“value“}} </text:span></text:p>
            <text:p text:style-name="P2"><text:span text:style-name="T2">${Replace key:"mark", value:"${If less:{\"$sample.value\":\"$sample.min\"}}&lt;${EndIf}${If greater:{\"$sample.value\":\"$sample.max\"}}&gt;${EndIf}${If not:{or:[{less:{\"$sample.value\":\"$sample.min\"}}, {greater:{\"$sample.value\":\"$sample.max\"}}]}}${String value:\"   <text:s/>\"}${EndIf}"}</text:span></text:p>
            <text:p text:style-name="P2"><text:span text:style-name="T2">${Replace key:"range", value:"${If \"$sample.min\":null}&lt; ${fl $v:\"sample.max\"}${EndIf}${If \"$sample.max\":null}&gt; ${fl $v:\"sample.min\"}${EndIf}${If not:{or:[{\"$sample.min\":null},{\"$sample.max\":null}]}}${fl $v:\"sample.min\"} - ${fl $v:\"sample.max\"}${EndIf}"}</text:span></text:p>
          </draw:text-box>
        </draw:frame>
        <draw:frame draw:name="Table" draw:style-name="gr2" draw:layer="layout" svg:width="15.202cm" svg:height="3.126cm" svg:x="3.415cm" svg:y="3.57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4"><text:span text:style-name="T3">${bf}${ef}Untersuchung</text:span></text:p>
              </table:table-cell>
              <table:table-cell>
                <text:p text:style-name="P4"><text:span text:style-name="T3">Ergebnis</text:span></text:p>
              </table:table-cell>
              <table:table-cell>
                <text:p text:style-name="P4"><text:span text:style-name="T3">Einheit</text:span></text:p>
              </table:table-cell>
              <table:table-cell>
                <text:p text:style-name="P4"><text:span text:style-name="T3">Referenzbereich</text:span></text:p>
              </table:table-cell>
              <table:table-cell>
                <text:p text:style-name="P4"><text:span text:style-name="T3">Mark.</text:span></text:p>
              </table:table-cell>
            </table:table-row>
            <table:table-row table:style-name="ro2" table:default-cell-style-name="ce2">
              <table:table-cell>
                <text:p text:style-name="P5"><text:span text:style-name="T4">${$sample.name}</text:span></text:p>
              </table:table-cell>
              <table:table-cell>
                <text:p text:style-name="P5"><text:span text:style-name="T4">$</text:span><text:span text:style-name="T5">{fl $v:“sample.value“</text:span><text:span text:style-name="T4">}</text:span></text:p>
              </table:table-cell>
              <table:table-cell>
                <text:p text:style-name="P5"><text:span text:style-name="T4">$</text:span><text:span text:style-name="T5">{$sample.unit</text:span><text:span text:style-name="T4">}</text:span></text:p>
              </table:table-cell>
              <table:table-cell>
                <text:p text:style-name="P5"><text:span text:style-name="T4">${range}</text:span></text:p>
              </table:table-cell>
              <table:table-cell table:style-name="ce3">
                <text:p text:style-name="P4"><text:span text:style-name="T3">${mark}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5-15T17:03:20.456612200</meta:creation-date>
    <dc:date>2025-05-18T07:44:52.590558600</dc:date>
    <meta:editing-duration>PT1H20M22S</meta:editing-duration>
    <meta:editing-cycles>22</meta:editing-cycles>
    <meta:generator>LibreOffice/25.2.2.2$Windows_X86_64 LibreOffice_project/7370d4be9e3cf6031a51beef54ff3bda878e3fac</meta:generator>
    <meta:document-statistic meta:object-count="25"/>
  </office:meta>
</office:document-meta>
</file>